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Title">
      <style:paragraph-properties fo:line-height="200%"/>
      <style:text-properties style:font-name="Times New Roman" fo:font-size="12pt" officeooo:rsid="001fdca7" officeooo:paragraph-rsid="001fdca7" style:font-size-asian="12pt" style:font-size-complex="12pt"/>
    </style:style>
    <style:style style:name="P2" style:family="paragraph" style:parent-style-name="Title">
      <style:paragraph-properties fo:line-height="200%"/>
      <style:text-properties style:font-name="Times New Roman"/>
    </style:style>
    <style:style style:name="P3" style:family="paragraph" style:parent-style-name="Subtitle">
      <style:paragraph-properties fo:line-height="200%"/>
      <style:text-properties style:font-name="Times New Roman"/>
    </style:style>
    <style:style style:name="P4" style:family="paragraph" style:parent-style-name="Contents_20_1">
      <style:paragraph-properties>
        <style:tab-stops>
          <style:tab-stop style:position="6.4992in" style:type="right" style:leader-style="dotted" style:leader-text="."/>
        </style:tab-stops>
      </style:paragraph-properties>
    </style:style>
    <style:style style:name="P5" style:family="paragraph" style:parent-style-name="Heading_20_1">
      <style:paragraph-properties fo:line-height="200%"/>
      <style:text-properties style:font-name="Times New Roman"/>
    </style:style>
    <style:style style:name="P6" style:family="paragraph" style:parent-style-name="Text_20_body">
      <style:paragraph-properties fo:line-height="200%"/>
      <style:text-properties style:font-name="Times New Roman" fo:font-size="12pt" officeooo:paragraph-rsid="002d5739" style:font-size-asian="12pt" style:font-size-complex="12pt"/>
    </style:style>
    <style:style style:name="P7" style:family="paragraph" style:parent-style-name="Text_20_body">
      <style:paragraph-properties fo:line-height="200%"/>
      <style:text-properties style:font-name="Times New Roman" fo:font-size="12pt" officeooo:paragraph-rsid="00306fac" style:font-size-asian="12pt" style:font-size-complex="12pt"/>
    </style:style>
    <style:style style:name="P8" style:family="paragraph" style:parent-style-name="Text_20_body">
      <style:paragraph-properties fo:line-height="200%"/>
      <style:text-properties style:font-name="Times New Roman" fo:font-size="12pt" officeooo:paragraph-rsid="01840937" style:font-size-asian="12pt" style:font-size-complex="12pt"/>
    </style:style>
    <style:style style:name="P9" style:family="paragraph" style:parent-style-name="Text_20_body">
      <style:paragraph-properties fo:line-height="200%"/>
      <style:text-properties style:font-name="Times New Roman" fo:font-size="12pt" officeooo:paragraph-rsid="0185025b" style:font-size-asian="12pt" style:font-size-complex="12pt"/>
    </style:style>
    <style:style style:name="P10" style:family="paragraph" style:parent-style-name="Text_20_body">
      <style:paragraph-properties fo:line-height="200%"/>
      <style:text-properties style:font-name="Times New Roman" fo:font-size="12pt" officeooo:paragraph-rsid="014c5773" style:font-size-asian="12pt" style:font-size-complex="12pt"/>
    </style:style>
    <style:style style:name="P11" style:family="paragraph" style:parent-style-name="Text_20_body">
      <style:paragraph-properties fo:line-height="200%"/>
      <style:text-properties style:font-name="Times New Roman" officeooo:paragraph-rsid="01669a35"/>
    </style:style>
    <style:style style:name="P12" style:family="paragraph" style:parent-style-name="Text_20_body">
      <style:paragraph-properties fo:line-height="200%"/>
      <style:text-properties style:font-name="Times New Roman"/>
    </style:style>
    <style:style style:name="P13" style:family="paragraph" style:parent-style-name="Text_20_body">
      <style:paragraph-properties fo:line-height="200%"/>
      <style:text-properties style:font-name="Times New Roman" fo:font-size="12pt" officeooo:rsid="002ba826" officeooo:paragraph-rsid="002ba826" style:font-size-asian="12pt" style:font-size-complex="12pt"/>
    </style:style>
    <style:style style:name="P14" style:family="paragraph" style:parent-style-name="Text_20_body">
      <style:paragraph-properties fo:line-height="200%"/>
      <style:text-properties style:font-name="Times New Roman" fo:font-size="12pt" officeooo:rsid="002ba826" officeooo:paragraph-rsid="0133110f" style:font-size-asian="12pt" style:font-size-complex="12pt"/>
    </style:style>
    <style:style style:name="P15" style:family="paragraph" style:parent-style-name="Text_20_body">
      <style:paragraph-properties fo:line-height="200%"/>
      <style:text-properties style:font-name="Times New Roman" fo:font-size="12pt" officeooo:rsid="002a74e4" officeooo:paragraph-rsid="002b8c96" style:font-size-asian="12pt" style:font-size-complex="12pt"/>
    </style:style>
    <style:style style:name="T1" style:family="text">
      <style:text-properties officeooo:rsid="001fdca7"/>
    </style:style>
    <style:style style:name="T2" style:family="text">
      <style:text-properties officeooo:rsid="001c8fee"/>
    </style:style>
    <style:style style:name="T3" style:family="text">
      <style:text-properties officeooo:rsid="00306fac"/>
    </style:style>
    <style:style style:name="T4" style:family="text">
      <style:text-properties officeooo:rsid="0033083f"/>
    </style:style>
    <style:style style:name="T5" style:family="text">
      <style:text-properties officeooo:rsid="0047f435"/>
    </style:style>
    <style:style style:name="T6" style:family="text">
      <style:text-properties officeooo:rsid="00418546"/>
    </style:style>
    <style:style style:name="T7" style:family="text">
      <style:text-properties officeooo:rsid="003c9a2d"/>
    </style:style>
    <style:style style:name="T8" style:family="text">
      <style:text-properties officeooo:rsid="0034a2d4"/>
    </style:style>
    <style:style style:name="T9" style:family="text">
      <style:text-properties officeooo:rsid="00366130"/>
    </style:style>
    <style:style style:name="T10" style:family="text">
      <style:text-properties officeooo:rsid="00425095"/>
    </style:style>
    <style:style style:name="T11" style:family="text">
      <style:text-properties officeooo:rsid="003d087d"/>
    </style:style>
    <style:style style:name="T12" style:family="text">
      <style:text-properties officeooo:rsid="00374d2f"/>
    </style:style>
    <style:style style:name="T13" style:family="text">
      <style:text-properties officeooo:rsid="0039b13b"/>
    </style:style>
    <style:style style:name="T14" style:family="text">
      <style:text-properties officeooo:rsid="003fdd89"/>
    </style:style>
    <style:style style:name="T15" style:family="text">
      <style:text-properties officeooo:rsid="00457a2e"/>
    </style:style>
    <style:style style:name="T16" style:family="text">
      <style:text-properties officeooo:rsid="0043c7ef"/>
    </style:style>
    <style:style style:name="T17" style:family="text">
      <style:text-properties officeooo:rsid="004184ac"/>
    </style:style>
    <style:style style:name="T18" style:family="text">
      <style:text-properties officeooo:rsid="004775a5"/>
    </style:style>
    <style:style style:name="T19" style:family="text">
      <style:text-properties officeooo:rsid="01161a1d"/>
    </style:style>
    <style:style style:name="T20" style:family="text">
      <style:text-properties officeooo:rsid="011cc563"/>
    </style:style>
    <style:style style:name="T21" style:family="text">
      <style:text-properties officeooo:rsid="011e0e5d"/>
    </style:style>
    <style:style style:name="T22" style:family="text">
      <style:text-properties officeooo:rsid="01170094"/>
    </style:style>
    <style:style style:name="T23" style:family="text">
      <style:text-properties officeooo:rsid="0118f1ef"/>
    </style:style>
    <style:style style:name="T24" style:family="text">
      <style:text-properties officeooo:rsid="0061c1d8"/>
    </style:style>
    <style:style style:name="T25" style:family="text">
      <style:text-properties officeooo:rsid="0132ebba"/>
    </style:style>
    <style:style style:name="T26" style:family="text">
      <style:text-properties officeooo:rsid="006217b4"/>
    </style:style>
    <style:style style:name="T27" style:family="text">
      <style:text-properties officeooo:rsid="0063ec54"/>
    </style:style>
    <style:style style:name="T28" style:family="text">
      <style:text-properties officeooo:rsid="00652c4e"/>
    </style:style>
    <style:style style:name="T29" style:family="text">
      <style:text-properties officeooo:rsid="00657376"/>
    </style:style>
    <style:style style:name="T30" style:family="text">
      <style:text-properties officeooo:rsid="0066e66e"/>
    </style:style>
    <style:style style:name="T31" style:family="text">
      <style:text-properties officeooo:rsid="01329b7d"/>
    </style:style>
    <style:style style:name="T32" style:family="text">
      <style:text-properties officeooo:rsid="0134b41b"/>
    </style:style>
    <style:style style:name="T33" style:family="text">
      <style:text-properties officeooo:rsid="0180a0af"/>
    </style:style>
    <style:style style:name="T34" style:family="text">
      <style:text-properties officeooo:rsid="006c78da"/>
    </style:style>
    <style:style style:name="T35" style:family="text">
      <style:text-properties officeooo:rsid="006b03bc"/>
    </style:style>
    <style:style style:name="T36" style:family="text">
      <style:text-properties officeooo:rsid="010cd554"/>
    </style:style>
    <style:style style:name="T37" style:family="text">
      <style:text-properties officeooo:rsid="010ee6d9"/>
    </style:style>
    <style:style style:name="T38" style:family="text">
      <style:text-properties officeooo:rsid="010feff8"/>
    </style:style>
    <style:style style:name="T39" style:family="text">
      <style:text-properties officeooo:rsid="01298545"/>
    </style:style>
    <style:style style:name="T40" style:family="text">
      <style:text-properties officeooo:rsid="0129fa98"/>
    </style:style>
    <style:style style:name="T41" style:family="text">
      <style:text-properties officeooo:rsid="010aef79"/>
    </style:style>
    <style:style style:name="T42" style:family="text">
      <style:text-properties officeooo:rsid="004d87b8"/>
    </style:style>
    <style:style style:name="T43" style:family="text">
      <style:text-properties officeooo:rsid="004dce25"/>
    </style:style>
    <style:style style:name="T44" style:family="text">
      <style:text-properties officeooo:rsid="004f1c55"/>
    </style:style>
    <style:style style:name="T45" style:family="text">
      <style:text-properties officeooo:rsid="00501c28"/>
    </style:style>
    <style:style style:name="T46" style:family="text">
      <style:text-properties officeooo:rsid="00544085"/>
    </style:style>
    <style:style style:name="T47" style:family="text">
      <style:text-properties officeooo:rsid="005758d1"/>
    </style:style>
    <style:style style:name="T48" style:family="text">
      <style:text-properties officeooo:rsid="005485b9"/>
    </style:style>
    <style:style style:name="T49" style:family="text">
      <style:text-properties officeooo:rsid="00589bdd"/>
    </style:style>
    <style:style style:name="T50" style:family="text">
      <style:text-properties officeooo:rsid="005a23b0"/>
    </style:style>
    <style:style style:name="T51" style:family="text">
      <style:text-properties officeooo:rsid="00611cce"/>
    </style:style>
    <style:style style:name="T52" style:family="text">
      <style:text-properties officeooo:rsid="0134139c"/>
    </style:style>
    <style:style style:name="T53" style:family="text">
      <style:text-properties officeooo:rsid="012aaef1"/>
    </style:style>
    <style:style style:name="T54" style:family="text">
      <style:text-properties officeooo:rsid="012bf5f2"/>
    </style:style>
    <style:style style:name="T55" style:family="text">
      <style:text-properties officeooo:rsid="00800be4"/>
    </style:style>
    <style:style style:name="T56" style:family="text">
      <style:text-properties officeooo:rsid="0079e381"/>
    </style:style>
    <style:style style:name="T57" style:family="text">
      <style:text-properties officeooo:rsid="007be040"/>
    </style:style>
    <style:style style:name="T58" style:family="text">
      <style:text-properties officeooo:rsid="007d5c7a"/>
    </style:style>
    <style:style style:name="T59" style:family="text">
      <style:text-properties officeooo:rsid="00808e9b"/>
    </style:style>
    <style:style style:name="T60" style:family="text">
      <style:text-properties officeooo:rsid="0135ba3c"/>
    </style:style>
    <style:style style:name="T61" style:family="text">
      <style:text-properties officeooo:rsid="0186df58"/>
    </style:style>
    <style:style style:name="T62" style:family="text">
      <style:text-properties officeooo:rsid="01383b10"/>
    </style:style>
    <style:style style:name="T63" style:family="text">
      <style:text-properties officeooo:rsid="01353c13"/>
    </style:style>
    <style:style style:name="T64" style:family="text">
      <style:text-properties officeooo:rsid="0083c645"/>
    </style:style>
    <style:style style:name="T65" style:family="text">
      <style:text-properties officeooo:rsid="0085f2d5"/>
    </style:style>
    <style:style style:name="T66" style:family="text">
      <style:text-properties officeooo:rsid="01300176"/>
    </style:style>
    <style:style style:name="T67" style:family="text">
      <style:text-properties officeooo:rsid="008558a3"/>
    </style:style>
    <style:style style:name="T68" style:family="text">
      <style:text-properties officeooo:rsid="0087ba62"/>
    </style:style>
    <style:style style:name="T69" style:family="text">
      <style:text-properties officeooo:rsid="00883497"/>
    </style:style>
    <style:style style:name="T70" style:family="text">
      <style:text-properties officeooo:rsid="00895a49"/>
    </style:style>
    <style:style style:name="T71" style:family="text">
      <style:text-properties officeooo:rsid="0080ebc1"/>
    </style:style>
    <style:style style:name="T72" style:family="text">
      <style:text-properties officeooo:rsid="014d523a"/>
    </style:style>
    <style:style style:name="T73" style:family="text">
      <style:text-properties officeooo:rsid="00a411f8"/>
    </style:style>
    <style:style style:name="T74" style:family="text">
      <style:text-properties officeooo:rsid="014e759c"/>
    </style:style>
    <style:style style:name="T75" style:family="text">
      <style:text-properties officeooo:rsid="00966c3f"/>
    </style:style>
    <style:style style:name="T76" style:family="text">
      <style:text-properties officeooo:rsid="008243fd"/>
    </style:style>
    <style:style style:name="T77" style:family="text">
      <style:text-properties officeooo:rsid="008c2015"/>
    </style:style>
    <style:style style:name="T78" style:family="text">
      <style:text-properties officeooo:rsid="008e9212"/>
    </style:style>
    <style:style style:name="T79" style:family="text">
      <style:text-properties officeooo:rsid="013cc5f1"/>
    </style:style>
    <style:style style:name="T80" style:family="text">
      <style:text-properties officeooo:rsid="01318004"/>
    </style:style>
    <style:style style:name="T81" style:family="text">
      <style:text-properties officeooo:rsid="01479080"/>
    </style:style>
    <style:style style:name="T82" style:family="text">
      <style:text-properties officeooo:rsid="013c2143"/>
    </style:style>
    <style:style style:name="T83" style:family="text">
      <style:text-properties officeooo:rsid="014bda00"/>
    </style:style>
    <style:style style:name="T84" style:family="text">
      <style:text-properties officeooo:rsid="019a08ce"/>
    </style:style>
    <style:style style:name="T85" style:family="text">
      <style:text-properties officeooo:rsid="019312ba"/>
    </style:style>
    <style:style style:name="T86" style:family="text">
      <style:text-properties officeooo:rsid="0199269a"/>
    </style:style>
    <style:style style:name="T87" style:family="text">
      <style:text-properties officeooo:rsid="0194d083"/>
    </style:style>
    <style:style style:name="T88" style:family="text">
      <style:text-properties officeooo:rsid="019578fb"/>
    </style:style>
    <style:style style:name="T89" style:family="text">
      <style:text-properties officeooo:rsid="019a3ed0"/>
    </style:style>
    <style:style style:name="T90" style:family="text">
      <style:text-properties officeooo:rsid="01974109"/>
    </style:style>
    <style:style style:name="T91" style:family="text">
      <style:text-properties officeooo:rsid="00bdd580"/>
    </style:style>
    <style:style style:name="T92" style:family="text">
      <style:text-properties officeooo:rsid="00981107"/>
    </style:style>
    <style:style style:name="T93" style:family="text">
      <style:text-properties officeooo:rsid="0099c77b"/>
    </style:style>
    <style:style style:name="T94" style:family="text">
      <style:text-properties officeooo:rsid="0153b18c"/>
    </style:style>
    <style:style style:name="T95" style:family="text">
      <style:text-properties officeooo:rsid="0153c138"/>
    </style:style>
    <style:style style:name="T96" style:family="text">
      <style:text-properties officeooo:rsid="009df2ab"/>
    </style:style>
    <style:style style:name="T97" style:family="text">
      <style:text-properties officeooo:rsid="009f639d"/>
    </style:style>
    <style:style style:name="T98" style:family="text">
      <style:text-properties officeooo:rsid="009ff87a"/>
    </style:style>
    <style:style style:name="T99" style:family="text">
      <style:text-properties officeooo:rsid="00a1044f"/>
    </style:style>
    <style:style style:name="T100" style:family="text">
      <style:text-properties officeooo:rsid="00a18e0a"/>
    </style:style>
    <style:style style:name="T101" style:family="text">
      <style:text-properties officeooo:rsid="00a26e08"/>
    </style:style>
    <style:style style:name="T102" style:family="text">
      <style:text-properties officeooo:rsid="00aa797d"/>
    </style:style>
    <style:style style:name="T103" style:family="text">
      <style:text-properties officeooo:rsid="00aaa26f"/>
    </style:style>
    <style:style style:name="T104" style:family="text">
      <style:text-properties officeooo:rsid="00abc7d3"/>
    </style:style>
    <style:style style:name="T105" style:family="text">
      <style:text-properties officeooo:rsid="00afeea4"/>
    </style:style>
    <style:style style:name="T106" style:family="text">
      <style:text-properties officeooo:rsid="00b07072"/>
    </style:style>
    <style:style style:name="T107" style:family="text">
      <style:text-properties officeooo:rsid="00b0b9fe"/>
    </style:style>
    <style:style style:name="T108" style:family="text">
      <style:text-properties officeooo:rsid="00b1dacc"/>
    </style:style>
    <style:style style:name="T109" style:family="text">
      <style:text-properties officeooo:rsid="0154b464"/>
    </style:style>
    <style:style style:name="T110" style:family="text">
      <style:text-properties officeooo:rsid="00b3c26d"/>
    </style:style>
    <style:style style:name="T111" style:family="text">
      <style:text-properties officeooo:rsid="00b4ff1c"/>
    </style:style>
    <style:style style:name="T112" style:family="text">
      <style:text-properties officeooo:rsid="00b6581d"/>
    </style:style>
    <style:style style:name="T113" style:family="text">
      <style:text-properties officeooo:rsid="00b75480"/>
    </style:style>
    <style:style style:name="T114" style:family="text">
      <style:text-properties officeooo:rsid="00215897"/>
    </style:style>
    <style:style style:name="T115" style:family="text">
      <style:text-properties officeooo:rsid="00da479d"/>
    </style:style>
    <style:style style:name="T116" style:family="text">
      <style:text-properties officeooo:rsid="00c69526"/>
    </style:style>
    <style:style style:name="T117" style:family="text">
      <style:text-properties officeooo:rsid="00c7bcfb"/>
    </style:style>
    <style:style style:name="T118" style:family="text">
      <style:text-properties officeooo:rsid="00c7c104"/>
    </style:style>
    <style:style style:name="T119" style:family="text">
      <style:text-properties officeooo:rsid="00db17a8"/>
    </style:style>
    <style:style style:name="T120" style:family="text">
      <style:text-properties officeooo:rsid="00c82588"/>
    </style:style>
    <style:style style:name="T121" style:family="text">
      <style:text-properties officeooo:rsid="01657a07"/>
    </style:style>
    <style:style style:name="T122" style:family="text">
      <style:text-properties officeooo:rsid="019ddab6"/>
    </style:style>
    <style:style style:name="T123" style:family="text">
      <style:text-properties officeooo:rsid="00cbe45b"/>
    </style:style>
    <style:style style:name="T124" style:family="text">
      <style:text-properties officeooo:rsid="00cd24e0"/>
    </style:style>
    <style:style style:name="T125" style:family="text">
      <style:text-properties officeooo:rsid="00d0c4d5"/>
    </style:style>
    <style:style style:name="T126" style:family="text">
      <style:text-properties officeooo:rsid="00d1144a"/>
    </style:style>
    <style:style style:name="T127" style:family="text">
      <style:text-properties officeooo:rsid="00d1e63a"/>
    </style:style>
    <style:style style:name="T128" style:family="text">
      <style:text-properties officeooo:rsid="00d41be3"/>
    </style:style>
    <style:style style:name="T129" style:family="text">
      <style:text-properties officeooo:rsid="019fb5d2"/>
    </style:style>
    <style:style style:name="T130" style:family="text">
      <style:text-properties officeooo:rsid="00ddb010"/>
    </style:style>
    <style:style style:name="T131" style:family="text">
      <style:text-properties officeooo:rsid="0134b341"/>
    </style:style>
    <style:style style:name="T132" style:family="text">
      <style:text-properties officeooo:rsid="01828555"/>
    </style:style>
    <style:style style:name="T133" style:family="text">
      <style:text-properties officeooo:rsid="01a6c7c6"/>
    </style:style>
    <style:style style:name="T134" style:family="text">
      <style:text-properties officeooo:rsid="01a474c4"/>
    </style:style>
    <style:style style:name="T135" style:family="text">
      <style:text-properties officeooo:rsid="00d600ab"/>
    </style:style>
    <style:style style:name="T136" style:family="text">
      <style:text-properties officeooo:rsid="01a7289f"/>
    </style:style>
    <style:style style:name="T137" style:family="text">
      <style:text-properties officeooo:rsid="01669a35"/>
    </style:style>
    <style:style style:name="T138" style:family="text">
      <style:text-properties officeooo:rsid="00e052d1"/>
    </style:style>
    <style:style style:name="T139" style:family="text">
      <style:text-properties officeooo:rsid="00e16d82"/>
    </style:style>
    <style:style style:name="T140" style:family="text">
      <style:text-properties fo:font-size="12pt" officeooo:rsid="01582ec7" style:font-size-asian="12pt" style:font-size-complex="12pt"/>
    </style:style>
    <style:style style:name="T141" style:family="text">
      <style:text-properties fo:font-size="12pt" officeooo:rsid="0164287f" style:font-size-asian="12pt" style:font-size-complex="12pt"/>
    </style:style>
    <style:style style:name="T142" style:family="text">
      <style:text-properties fo:font-size="12pt" officeooo:rsid="01594ea7" style:font-size-asian="12pt" style:font-size-complex="12pt"/>
    </style:style>
    <style:style style:name="T143" style:family="text">
      <style:text-properties fo:font-size="12pt" officeooo:rsid="015a7b8f" style:font-size-asian="12pt" style:font-size-complex="12pt"/>
    </style:style>
    <style:style style:name="T144" style:family="text">
      <style:text-properties fo:font-size="12pt" officeooo:rsid="015c077e" style:font-size-asian="12pt" style:font-size-complex="12pt"/>
    </style:style>
    <style:style style:name="T145" style:family="text">
      <style:text-properties fo:font-size="12pt" officeooo:rsid="015c7b79" style:font-size-asian="12pt" style:font-size-complex="12pt"/>
    </style:style>
    <style:style style:name="T146" style:family="text">
      <style:text-properties fo:font-size="12pt" officeooo:rsid="01a96954" style:font-size-asian="12pt" style:font-size-complex="12pt"/>
    </style:style>
    <style:style style:name="T147" style:family="text">
      <style:text-properties fo:font-size="12pt" officeooo:rsid="01ab45ce" style:font-size-asian="12pt" style:font-size-complex="12pt"/>
    </style:style>
    <style:style style:name="T148" style:family="text">
      <style:text-properties fo:font-size="12pt" officeooo:rsid="01ac8f8e" style:font-size-asian="12pt" style:font-size-complex="12pt"/>
    </style:style>
    <style:style style:name="T149" style:family="text">
      <style:text-properties fo:font-size="12pt" officeooo:rsid="0161c8e8" style:font-size-asian="12pt" style:font-size-complex="12pt"/>
    </style:style>
    <style:style style:name="T150" style:family="text">
      <style:text-properties officeooo:rsid="00e2abdb"/>
    </style:style>
    <style:style style:name="T151" style:family="text">
      <style:text-properties officeooo:rsid="00e301a5"/>
    </style:style>
    <style:style style:name="T152" style:family="text">
      <style:text-properties officeooo:rsid="00e3640c"/>
    </style:style>
    <style:style style:name="T153" style:family="text">
      <style:text-properties officeooo:rsid="00e39407"/>
    </style:style>
    <style:style style:name="T154" style:family="text">
      <style:text-properties officeooo:rsid="00e3c402"/>
    </style:style>
    <style:style style:name="T155" style:family="text">
      <style:text-properties officeooo:rsid="00e6026f"/>
    </style:style>
    <style:style style:name="T156" style:family="text">
      <style:text-properties officeooo:rsid="00e6ae88"/>
    </style:style>
    <style:style style:name="T157" style:family="text">
      <style:text-properties officeooo:rsid="00e71d51"/>
    </style:style>
    <style:style style:name="T158" style:family="text">
      <style:text-properties officeooo:rsid="00e75b95"/>
    </style:style>
    <style:style style:name="T159" style:family="text">
      <style:text-properties officeooo:rsid="00e8d10b"/>
    </style:style>
    <style:style style:name="T160" style:family="text">
      <style:text-properties officeooo:rsid="01b0c173"/>
    </style:style>
    <style:style style:name="T161" style:family="text">
      <style:text-properties officeooo:rsid="01b18485"/>
    </style:style>
    <style:style style:name="T162" style:family="text">
      <style:text-properties officeooo:rsid="01b48043"/>
    </style:style>
    <style:style style:name="T163" style:family="text">
      <style:text-properties officeooo:rsid="01b64538"/>
    </style:style>
    <style:style style:name="T164" style:family="text">
      <style:text-properties officeooo:rsid="00e93ba6"/>
    </style:style>
    <style:style style:name="T165" style:family="text">
      <style:text-properties officeooo:rsid="01b9e6cf"/>
    </style:style>
    <style:style style:name="T166" style:family="text">
      <style:text-properties officeooo:rsid="00ea4db6"/>
    </style:style>
    <style:style style:name="T167" style:family="text">
      <style:text-properties officeooo:rsid="01ba22e7"/>
    </style:style>
    <style:style style:name="T168" style:family="text">
      <style:text-properties officeooo:rsid="01ba556a"/>
    </style:style>
    <style:style style:name="T169" style:family="text">
      <style:text-properties officeooo:rsid="01ba7361"/>
    </style:style>
    <style:style style:name="T170" style:family="text">
      <style:text-properties officeooo:rsid="00eb3d2e"/>
    </style:style>
    <style:style style:name="T171" style:family="text">
      <style:text-properties officeooo:rsid="01bda995"/>
    </style:style>
    <style:style style:name="T172" style:family="text">
      <style:text-properties officeooo:rsid="00ebe0e6"/>
    </style:style>
    <style:style style:name="T173" style:family="text">
      <style:text-properties officeooo:rsid="01c0f8a7"/>
    </style:style>
    <style:style style:name="T174" style:family="text">
      <style:text-properties officeooo:rsid="00ec4cca"/>
    </style:style>
    <style:style style:name="T175" style:family="text">
      <style:text-properties officeooo:rsid="00ee698e"/>
    </style:style>
    <style:style style:name="T176" style:family="text">
      <style:text-properties officeooo:rsid="00f004a2"/>
    </style:style>
    <style:style style:name="T177" style:family="text">
      <style:text-properties officeooo:rsid="00f08447"/>
    </style:style>
    <style:style style:name="T178" style:family="text">
      <style:text-properties officeooo:rsid="00f20900"/>
    </style:style>
    <style:style style:name="T179" style:family="text">
      <style:text-properties officeooo:rsid="00fb08f6"/>
    </style:style>
    <style:style style:name="T180" style:family="text">
      <style:text-properties officeooo:rsid="00f3eeb5"/>
    </style:style>
    <style:style style:name="T181" style:family="text">
      <style:text-properties officeooo:rsid="00f570d6"/>
    </style:style>
    <style:style style:name="T182" style:family="text">
      <style:text-properties officeooo:rsid="00fb2bdd"/>
    </style:style>
    <style:style style:name="T183" style:family="text">
      <style:text-properties officeooo:rsid="00fb976c"/>
    </style:style>
    <style:style style:name="T184" style:family="text">
      <style:text-properties officeooo:rsid="00f87681"/>
    </style:style>
    <style:style style:name="T185" style:family="text">
      <style:text-properties officeooo:rsid="00f977c7"/>
    </style:style>
    <style:style style:name="T186" style:family="text">
      <style:text-properties officeooo:rsid="00fac1d3"/>
    </style:style>
    <style:style style:name="T187" style:family="text">
      <style:text-properties officeooo:rsid="00fbeabb"/>
    </style:style>
    <style:style style:name="T188" style:family="text">
      <style:text-properties officeooo:rsid="00fdd0ca"/>
    </style:style>
    <style:style style:name="T189" style:family="text">
      <style:text-properties officeooo:rsid="00fec899"/>
    </style:style>
    <style:style style:name="T190" style:family="text">
      <style:text-properties officeooo:rsid="00ff33cc"/>
    </style:style>
    <style:style style:name="T191" style:family="text">
      <style:text-properties officeooo:rsid="0100d5b8"/>
    </style:style>
    <style:style style:name="T192" style:family="text">
      <style:text-properties officeooo:rsid="01021116"/>
    </style:style>
    <style:style style:name="T193" style:family="text">
      <style:text-properties officeooo:rsid="01039a30"/>
    </style:style>
    <style:style style:name="T194" style:family="text">
      <style:text-properties officeooo:rsid="0103ff40"/>
    </style:style>
    <style:style style:name="T195" style:family="text">
      <style:text-properties officeooo:rsid="0105b0d9"/>
    </style:style>
    <style:style style:name="T196" style:family="text">
      <style:text-properties officeooo:rsid="010770fe"/>
    </style:style>
    <style:style style:name="T197" style:family="text">
      <style:text-properties officeooo:rsid="0169e16c"/>
    </style:style>
    <style:style style:name="T198" style:family="text">
      <style:text-properties officeooo:rsid="016aedd7"/>
    </style:style>
    <style:style style:name="T199" style:family="text">
      <style:text-properties officeooo:rsid="016cca38"/>
    </style:style>
    <style:style style:name="T200" style:family="text">
      <style:text-properties officeooo:rsid="016d5fd0"/>
    </style:style>
    <style:style style:name="T201" style:family="text">
      <style:text-properties officeooo:rsid="016d69bc"/>
    </style:style>
    <style:style style:name="T202" style:family="text">
      <style:text-properties officeooo:rsid="016d93ea"/>
    </style:style>
    <style:style style:name="T203" style:family="text">
      <style:text-properties officeooo:rsid="016f2f02"/>
    </style:style>
    <style:style style:name="T204" style:family="text">
      <style:text-properties officeooo:rsid="016f4401"/>
    </style:style>
    <style:style style:name="T205" style:family="text">
      <style:text-properties officeooo:rsid="017019dc"/>
    </style:style>
    <style:style style:name="T206" style:family="text">
      <style:text-properties officeooo:rsid="01711528"/>
    </style:style>
    <style:style style:name="T207" style:family="text">
      <style:text-properties officeooo:rsid="01747340"/>
    </style:style>
    <style:style style:name="T208" style:family="text">
      <style:text-properties officeooo:rsid="0171f17a"/>
    </style:style>
    <style:style style:name="T209" style:family="text">
      <style:text-properties officeooo:rsid="017302a0"/>
    </style:style>
    <style:style style:name="T210" style:family="text">
      <style:text-properties officeooo:rsid="01767a50"/>
    </style:style>
    <style:style style:name="T211" style:family="text">
      <style:text-properties officeooo:rsid="01787c00"/>
    </style:style>
    <style:style style:name="T212" style:family="text">
      <style:text-properties officeooo:rsid="01777ff7"/>
    </style:style>
    <style:style style:name="T213" style:family="text">
      <style:text-properties officeooo:rsid="0133110f"/>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2">Regulating Autonomous Systems</text:p>
      <text:p text:style-name="P3">Alex Shah</text:p>
      <text:p text:style-name="P3">EN.695.741.81.SP25 Information Assurance Analysis</text:p>
      <text:p text:style-name="P3">Mod <text:span text:style-name="T1">8</text:span> Assignment</text:p>
      <text:p text:style-name="P3"><text:span text:style-name="T2">March </text:span><text:span text:style-name="T1">20</text:span>, 2025</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4"><text:a xlink:type="simple" xlink:href="#__RefHeading___Toc1852_147891359" text:style-name="Index_20_Link" text:visited-style-name="Index_20_Link">Introduction<text:tab/>2</text:a></text:p>
          <text:p text:style-name="P4"><text:a xlink:type="simple" xlink:href="#__RefHeading___Toc1854_147891359" text:style-name="Index_20_Link" text:visited-style-name="Index_20_Link">Regulation<text:tab/>2</text:a></text:p>
          <text:p text:style-name="P4"><text:a xlink:type="simple" xlink:href="#__RefHeading___Toc1856_147891359" text:style-name="Index_20_Link" text:visited-style-name="Index_20_Link">Legal Implications<text:tab/>3</text:a></text:p>
          <text:p text:style-name="P4"><text:a xlink:type="simple" xlink:href="#__RefHeading___Toc1858_147891359" text:style-name="Index_20_Link" text:visited-style-name="Index_20_Link">Ensuring fairness, accountability, and transparency<text:tab/>4</text:a></text:p>
          <text:p text:style-name="P4"><text:a xlink:type="simple" xlink:href="#__RefHeading___Toc1860_147891359" text:style-name="Index_20_Link" text:visited-style-name="Index_20_Link">Responsibility<text:tab/>5</text:a></text:p>
          <text:p text:style-name="P4"><text:a xlink:type="simple" xlink:href="#__RefHeading___Toc1862_147891359" text:style-name="Index_20_Link" text:visited-style-name="Index_20_Link">ChatGPT<text:tab/>5</text:a></text:p>
          <text:p text:style-name="P4"><text:a xlink:type="simple" xlink:href="#__RefHeading___Toc1864_147891359" text:style-name="Index_20_Link" text:visited-style-name="Index_20_Link">Conclusion<text:tab/>6</text:a></text:p>
          <text:p text:style-name="P4"><text:a xlink:type="simple" xlink:href="#__RefHeading___Toc1866_147891359" text:style-name="Index_20_Link" text:visited-style-name="Index_20_Link">References<text:tab/>7</text:a></text:p>
          <text:p text:style-name="P4"><text:a xlink:type="simple" xlink:href="#__RefHeading___Toc1868_147891359" text:style-name="Index_20_Link" text:visited-style-name="Index_20_Link">Appendix<text:tab/>7</text:a></text:p>
        </text:index-body>
      </text:table-of-content>
      <text:h text:style-name="P5" text:outline-level="1"/>
      <text:p text:style-name="P6"/>
      <text:h text:style-name="P5" text:outline-level="1"><text:bookmark-start text:name="__RefHeading___Toc1852_147891359"/><text:soft-page-break/>Introduction<text:bookmark-end text:name="__RefHeading___Toc1852_147891359"/></text:h>
      <text:p text:style-name="P7"><text:span text:style-name="T3"><text:tab/></text:span><text:span text:style-name="T4">AI and autonomous systems are becoming </text:span><text:span text:style-name="T5">increasingly common</text:span><text:span text:style-name="T4">, serving recommendations and making decisions on behalf of humans. </text:span><text:span text:style-name="T6">Some of these decisions are critical, where the wrong decision could cause material harm to real people. </text:span><text:span text:style-name="T4">Yet there still remain questions on how these systems handle sensitive data and situations as well as </text:span><text:span text:style-name="T7">what legal or</text:span><text:span text:style-name="T4"> regulatory frameworks </text:span><text:span text:style-name="T7">are </text:span><text:span text:style-name="T4">necessary to ensure these systems operate </text:span><text:span text:style-name="T8">fairly and </text:span><text:span text:style-name="T9">transparently as we interact with them in our daily lives. </text:span><text:span text:style-name="T10">Should the government regulate autonomous systems created by AI companies?</text:span><text:span text:style-name="T9"> </text:span><text:span text:style-name="T11">These systems</text:span><text:span text:style-name="T12"> might make decisions with data that has inherent bias, or behave inaccurately</text:span><text:span text:style-name="T13">. </text:span><text:span text:style-name="T10">How do we ensure the model is fair or not making mistakes and who is responsible when something goes wrong?</text:span><text:span text:style-name="T13"> </text:span><text:span text:style-name="T10">A</text:span><text:span text:style-name="T14">ccountability and </text:span><text:span text:style-name="T15">transparency</text:span><text:span text:style-name="T14"> are </text:span><text:span text:style-name="T10">key </text:span><text:span text:style-name="T15">challenges to </text:span><text:span text:style-name="T16">determine </text:span><text:span text:style-name="T17">the future of these systems </text:span><text:span text:style-name="T18">in order to</text:span><text:span text:style-name="T17"> keep consumers safe and </text:span><text:span text:style-name="T16">set the precedent </text:span><text:span text:style-name="T17">for AI to be trustworthy and useful.</text:span></text:p>
      <text:h text:style-name="P5" text:outline-level="1"><text:bookmark-start text:name="__RefHeading___Toc1854_147891359"/>Regulation<text:bookmark-end text:name="__RefHeading___Toc1854_147891359"/></text:h>
      <text:p text:style-name="P8"><text:tab/><text:span text:style-name="T19">It is necessary </text:span><text:span text:style-name="T20">for governments </text:span><text:span text:style-name="T19">to regulate autonomous systems as </text:span><text:span text:style-name="T21">they </text:span><text:span text:style-name="T22">are deployed throughout daily life and </text:span><text:span text:style-name="T23">make increasingly more important decisions that effect real individuals. </text:span><text:span text:style-name="T24">In a study conducted by </text:span><text:span text:style-name="T25">UC Berkeley</text:span><text:span text:style-name="T26">, </text:span><text:span text:style-name="T27">users preferred transparent decision making </text:span><text:span text:style-name="T28">in recommendation systems </text:span><text:span text:style-name="T29">regardless of whether the recommendation was their preference</text:span><text:span text:style-name="T30">. </text:span><text:span text:style-name="T31">(</text:span><text:span text:style-name="T32">Sinha </text:span><text:span text:style-name="T33">&amp; Swearingen</text:span><text:span text:style-name="T31">, 2002).</text:span><text:span text:style-name="T30"> </text:span><text:span text:style-name="T34">T</text:span><text:span text:style-name="T35">he study goes on to say that </text:span><text:span text:style-name="T36">transparency impacts trust as users </text:span><text:span text:style-name="T37">showed a preference for more explainable systems especially when the decisions are </text:span><text:span text:style-name="T38">more important</text:span><text:span text:style-name="T35">. </text:span></text:p>
      <text:p text:style-name="P9"><text:soft-page-break/><text:span text:style-name="T39"><text:tab/>These autonomous systems also rely on continuously updated data to make decisions. Without proper oversight, these systems might sacrifice fairness or reliability in sensitive areas like healthcare </text:span><text:span text:style-name="T40">and autonomous driving.</text:span><text:span text:style-name="T41"> </text:span><text:span text:style-name="T42">For example, in a recommendation system, </text:span><text:span text:style-name="T43">models might be retrained regularly to handle changing user preferences and an updated pool of </text:span><text:span text:style-name="T44">recommendations.</text:span><text:span text:style-name="T45"> </text:span><text:span text:style-name="T46">In </text:span><text:span text:style-name="T47">a video platform</text:span><text:span text:style-name="T46">, </text:span><text:span text:style-name="T48">two seemingly unrelated factors might be </text:span><text:span text:style-name="T47">strongly correlated this week, such as correlating dogs and skateboards to recommend videos of a </text:span><text:span text:style-name="T49">dog on a skateboard whether dogs correlate to skateboards or not in real life. </text:span><text:span text:style-name="T50">If the same principle is applied to a more critical system like making healthcare decisions, constantly changing or uncorrelated factors would be detrimental to making repeatable and accurate decisions. </text:span><text:span text:style-name="T51">(Athey, 201</text:span><text:span text:style-name="T52">6</text:span><text:span text:style-name="T51">).</text:span><text:span text:style-name="T50"> </text:span></text:p>
      <text:p text:style-name="P9"><text:span text:style-name="T53"><text:tab/>Beyond changing patterns, there are serious concerns that models may perpetuate bias</text:span><text:span text:style-name="T54">. </text:span><text:span text:style-name="T55">I</text:span><text:span text:style-name="T56">n critical autonomous applications, </text:span><text:span text:style-name="T55">a model might</text:span><text:span text:style-name="T57"> discriminat</text:span><text:span text:style-name="T55">e based on </text:span><text:span text:style-name="T57">sensitive attributes </text:span><text:span text:style-name="T55">from </text:span><text:span text:style-name="T58">underlying patterns learned during training</text:span><text:span text:style-name="T59">. </text:span><text:span text:style-name="T60">However, models can be </text:span><text:span text:style-name="T61">designed</text:span><text:span text:style-name="T60"> to provide fair outputs using different training </text:span><text:span text:style-name="T62">methods and </text:span><text:span text:style-name="T60">have its output verified without revealing sensitive attributes.</text:span><text:span text:style-name="T59"> </text:span><text:span text:style-name="T63">(Kilbertus, 2018).</text:span><text:span text:style-name="T59"> </text:span><text:span text:style-name="T64">In order to address these serious potential </text:span><text:span text:style-name="T65">problems </text:span><text:span text:style-name="T64">and bolster user trust, laws and frameworks from regulators such as US federal </text:span><text:span text:style-name="T66">agencies</text:span><text:span text:style-name="T64"> </text:span><text:span text:style-name="T67">should be </text:span><text:span text:style-name="T65">put in place to prevent the misuse of sensitive attributes </text:span><text:span text:style-name="T68">and provide </text:span><text:span text:style-name="T69">transparency and explainability to critical systems </text:span><text:span text:style-name="T70">making decisions autonomously. </text:span></text:p>
      <text:h text:style-name="P5" text:outline-level="1"><text:bookmark-start text:name="__RefHeading___Toc1856_147891359"/>Legal Implications<text:bookmark-end text:name="__RefHeading___Toc1856_147891359"/></text:h>
      <text:p text:style-name="P10"><text:tab/><text:span text:style-name="T71">Use of autonomous systems require adherence to laws around user data privacy as well as </text:span><text:span text:style-name="T72">finding liability </text:span><text:span text:style-name="T73">for </text:span><text:span text:style-name="T71">harm that come</text:span><text:span text:style-name="T74">s</text:span><text:span text:style-name="T71"> from the use of the systems</text:span><text:span text:style-name="T75">. </text:span><text:span text:style-name="T76">For example, AI product </text:span><text:soft-page-break/><text:span text:style-name="T76">makers are subject to GDPR laws that govern collect</text:span><text:span text:style-name="T77">ing and storing user data</text:span><text:span text:style-name="T78">. </text:span><text:span text:style-name="T79">With exceptions, the</text:span><text:span text:style-name="T80"> GDPR also </text:span><text:span text:style-name="T79">gives consumers the right to opt out of decisions made by automated processing </text:span><text:span text:style-name="T81">such as healthcare coverage and hiring practices</text:span><text:span text:style-name="T82">. </text:span><text:span text:style-name="T83">The GDPR mandates that information be made available about decisions in autonomous systems including the logic and factors involved. </text:span><text:span text:style-name="T84">However l</text:span><text:span text:style-name="T85">aws and protections vary </text:span><text:span text:style-name="T86">significantly</text:span><text:span text:style-name="T85">, </text:span><text:span text:style-name="T84">while there are GDPR protections in the EU, similar laws have yet to be established in the US. And t</text:span><text:span text:style-name="T87">hough the GDPR makes steps to protect consumer</text:span><text:span text:style-name="T88">s, </text:span><text:span text:style-name="T89">the law still isn’t clear</text:span><text:span text:style-name="T90"> on how to find fault when something does go wrong.</text:span><text:span text:style-name="T91"><text:line-break/><text:tab/></text:span><text:span text:style-name="T92">Liability and accountability </text:span><text:span text:style-name="T93">can be complex issues as </text:span><text:span text:style-name="T94">an autonomous</text:span><text:span text:style-name="T93"> system </text:span><text:span text:style-name="T95">can </text:span><text:span text:style-name="T93">make decisions without human intervention that might cause harm.</text:span><text:span text:style-name="T96"> </text:span><text:span text:style-name="T97">For example, </text:span><text:span text:style-name="T98">in autonomous driving, the vehicle might crash </text:span><text:span text:style-name="T99">and it becomes difficult to lay the blame o</text:span><text:span text:style-name="T100">n the vehicle operator, the manufacturer, or the </text:span><text:span text:style-name="T101">model. </text:span><text:span text:style-name="T102">When the model is not interpretable, or doesn’t </text:span><text:span text:style-name="T103">justify or explain its decision making process, </text:span><text:span text:style-name="T104">it can be difficult to reconstruct the series of events leading up to the crash </text:span><text:span text:style-name="T105">to establish </text:span><text:span text:style-name="T106">liability. </text:span><text:span text:style-name="T107">This type of </text:span><text:span text:style-name="T108">challenge could be solved by </text:span><text:span text:style-name="T109">an</text:span><text:span text:style-name="T110"> independent explainability </text:span><text:span text:style-name="T111">framework, as well as regulatory </text:span><text:span text:style-name="T112">requirements </text:span><text:span text:style-name="T113">on the model authors to allow the system to be more interpretable.</text:span></text:p>
      <text:h text:style-name="P5" text:outline-level="1"><text:bookmark-start text:name="__RefHeading___Toc1858_147891359"/>Ensuring <text:span text:style-name="T114">fairness, accountability, and transparency</text:span><text:bookmark-end text:name="__RefHeading___Toc1858_147891359"/></text:h>
      <text:p text:style-name="P11"><text:tab/><text:span text:style-name="T115">Interrogating a model’s decision making is important to ensuring </text:span><text:span text:style-name="T116">model fairness and transparency</text:span><text:span text:style-name="T117">. </text:span><text:span text:style-name="T118">The justifications a model provide</text:span><text:span text:style-name="T119">s</text:span><text:span text:style-name="T118"> could be used </text:span><text:span text:style-name="T120">to hold users of the system and the manufacturers accountable in the event the model makes a mistake or </text:span><text:span text:style-name="T121">causes harm</text:span><text:span text:style-name="T120">. </text:span><text:span text:style-name="T122">R</text:span><text:span text:style-name="T123">egulatory </text:span><text:span text:style-name="T124">requirements to make models more open and interpretable </text:span><text:span text:style-name="T125">would provide recourse for </text:span><text:span text:style-name="T126">courts and those harmed by autonomous systems. </text:span><text:span text:style-name="T127">Explainability </text:span><text:span text:style-name="T128">systems </text:span><text:span text:style-name="T129">are</text:span><text:span text:style-name="T128"> capable of </text:span><text:soft-page-break/><text:span text:style-name="T128">evaluating AI models by creating an independent system </text:span><text:span text:style-name="T130">to evaluate the internal state of the model</text:span><text:span text:style-name="T128">. </text:span><text:span text:style-name="T131">(Doshi-Velez </text:span><text:span text:style-name="T132">et al</text:span><text:span text:style-name="T131">, 2017). </text:span><text:span text:style-name="T128">A</text:span><text:span text:style-name="T127">nd </text:span><text:span text:style-name="T133">users show clear preference for </text:span><text:span text:style-name="T134">explainability and</text:span><text:span text:style-name="T135"> </text:span><text:span text:style-name="T127">transparency</text:span><text:span text:style-name="T136">, making users more likely to use and trust them</text:span><text:span text:style-name="T128">. </text:span><text:span text:style-name="T32">(Sinha </text:span><text:span text:style-name="T33">&amp; Swearingen</text:span><text:span text:style-name="T32">, 2002).</text:span><text:span text:style-name="T128"> </text:span><text:span text:style-name="T137">M</text:span><text:span text:style-name="T138">andates for explainability and transparency </text:span><text:span text:style-name="T139">are </text:span><text:span text:style-name="T137">crucial</text:span><text:span text:style-name="T139"> to upholding fairness, accountability, and transparency. </text:span><text:span text:style-name="T140">It </text:span><text:span text:style-name="T141">also</text:span><text:span text:style-name="T140"> might be beneficial to create an independent oversight board </text:span><text:span text:style-name="T142">to bring together lawmakers and AI specialists </text:span><text:span text:style-name="T143">to make </text:span><text:span text:style-name="T144">safer and </text:span><text:span text:style-name="T145">more reliable systems </text:span><text:span text:style-name="T146">informed </text:span><text:span text:style-name="T147">by the risks </text:span><text:span text:style-name="T148">involved</text:span><text:span text:style-name="T149">.</text:span></text:p>
      <text:h text:style-name="P5" text:outline-level="1"><text:bookmark-start text:name="__RefHeading___Toc1860_147891359"/>Responsibility<text:bookmark-end text:name="__RefHeading___Toc1860_147891359"/></text:h>
      <text:p text:style-name="P12"><text:tab/><text:span text:style-name="T150">Given the legal implications to </text:span><text:span text:style-name="T151">operating </text:span><text:span text:style-name="T152">autonomous systems on user data and for real world decision making, </text:span><text:span text:style-name="T153">the </text:span><text:span text:style-name="T154">organizations that develop and deploy the autonomous systems would be </text:span><text:span text:style-name="T155">the first party responsible for </text:span><text:span text:style-name="T156">capabilities and </text:span><text:span text:style-name="T157">guardrails </text:span><text:span text:style-name="T158">on the system. </text:span><text:span text:style-name="T159">AI product makers must ensure that their products adhere to </text:span><text:span text:style-name="T160">privacy and </text:span><text:span text:style-name="T161">safety </text:span><text:span text:style-name="T159">laws and </text:span><text:span text:style-name="T162">regulators need to advance with the evolving technology to ensure that the systems </text:span><text:span text:style-name="T163">remain within the guard rails</text:span><text:span text:style-name="T164">. </text:span><text:span text:style-name="T165">F</text:span><text:span text:style-name="T166">urther, </text:span><text:span text:style-name="T167">ope</text:span><text:span text:style-name="T168">r</text:span><text:span text:style-name="T167">ators </text:span><text:span text:style-name="T166">of the system</text:span><text:span text:style-name="T169">s</text:span><text:span text:style-name="T166"> should be held partially responsible for applying decisions the model makes, including the potential harms. </text:span><text:span text:style-name="T170">Regulatory bodies </text:span><text:span text:style-name="T171">within </text:span><text:span text:style-name="T172">the EU and US should also be accountable for setting </text:span><text:span text:style-name="T173">enforceable </text:span><text:span text:style-name="T172">standards that protect consumers and punish </text:span><text:span text:style-name="T174">misuse or harm caused by autonomous systems. </text:span></text:p>
      <text:h text:style-name="P5" text:outline-level="1"><text:bookmark-start text:name="__RefHeading___Toc1862_147891359"/>ChatGPT<text:bookmark-end text:name="__RefHeading___Toc1862_147891359"/></text:h>
      <text:p text:style-name="P12"><text:tab/><text:span text:style-name="T175">ChatGPT is capable of providing summaries and high level overviews about the </text:span><text:span text:style-name="T176">topics and factors involved in autonomous systems and </text:span><text:span text:style-name="T177">regulating them. </text:span><text:span text:style-name="T178">However, it </text:span><text:span text:style-name="T179">sometimes </text:span><text:span text:style-name="T178">lacks </text:span><text:soft-page-break/><text:span text:style-name="T178">depth such as investigating specific examples, citing current laws or </text:span><text:span text:style-name="T180">using </text:span><text:span text:style-name="T181">recent</text:span><text:span text:style-name="T180"> stories for discussion and analysis. </text:span><text:span text:style-name="T182">At no point in </text:span><text:span text:style-name="T183">the </text:span><text:span text:style-name="T182">generat</text:span><text:span text:style-name="T183">ed</text:span><text:span text:style-name="T182"> responses did it cite a source or give a real world example. </text:span><text:span text:style-name="T184">And while it may play both sides of an argument, </text:span><text:span text:style-name="T185">it often </text:span><text:span text:style-name="T186">leaves the counterarguments to the user or provides a smaller investigation toward one side. </text:span><text:span text:style-name="T182">When ChatGPT does provide specific examples, it has training across a broad field of topics to draw on. For example, </text:span><text:span text:style-name="T187">with further prompting it may be able to provide more specific legal implications </text:span><text:span text:style-name="T188">for users that don’t have a legal background</text:span><text:span text:style-name="T187">. </text:span><text:span text:style-name="T189">However, the more specific and in depth the analysis goes, the more likely that ChatGPT is going to fabricate the details </text:span><text:span text:style-name="T190">in order to fill in gaps in the discussion. </text:span><text:span text:style-name="T191">This makes it competent at </text:span><text:span text:style-name="T192">the high level </text:span><text:span text:style-name="T193">discussion, but empty when the discussion needs evidence </text:span><text:span text:style-name="T194">or real world </text:span><text:span text:style-name="T195">examples </text:span><text:span text:style-name="T196">to justify the analysis.</text:span></text:p>
      <text:h text:style-name="P5" text:outline-level="1"><text:bookmark-start text:name="__RefHeading___Toc1864_147891359"/>Conclusion<text:bookmark-end text:name="__RefHeading___Toc1864_147891359"/></text:h>
      <text:p text:style-name="P12"><text:tab/><text:span text:style-name="T197">As autonomous systems become more prevalent in our daily lives, </text:span><text:span text:style-name="T198">it is essential that there are clear regulatory guidelines and oversight to ensure fairness, accountability, and transparency. </text:span><text:span text:style-name="T199">Particularly in critical </text:span><text:span text:style-name="T200">scenarios</text:span><text:span text:style-name="T199"> like healthcare </text:span><text:span text:style-name="T200">decisions </text:span><text:span text:style-name="T199">and </text:span><text:span text:style-name="T200">autonomous driving, </text:span><text:span text:style-name="T201">there could be serious consequences and real harm done to individuals. </text:span><text:span text:style-name="T202">Regulation is needed to keep </text:span><text:span text:style-name="T203">autonomous systems safe and reliable, </text:span><text:span text:style-name="T204">and to keep AI and autonomous system makers accountable </text:span><text:span text:style-name="T205">to the law. </text:span><text:span text:style-name="T206">Legal frameworks like the GDPR take steps in the right direction to address some of these concerns, like requiring model explainability to some degree. </text:span><text:span text:style-name="T207">However,</text:span><text:span text:style-name="T206"> more specific regulations are needed to address concerns of bias, </text:span><text:span text:style-name="T208">inaccuracies, and </text:span><text:span text:style-name="T209">data privacy. </text:span><text:span text:style-name="T210">A collaborative approach between developers, users, and lawmakers will be necessary to create </text:span><text:span text:style-name="T211">trustworthy</text:span><text:span text:style-name="T212"> and useful AI products that can function without human intervention. </text:span></text:p>
      <text:h text:style-name="P5" text:outline-level="1"><text:bookmark-start text:name="__RefHeading___Toc1866_147891359"/><text:soft-page-break/>Reference<text:span text:style-name="T213">s</text:span><text:bookmark-end text:name="__RefHeading___Toc1866_147891359"/></text:h>
      <text:p text:style-name="P13">Doshi-Velez, Finale, Mason Kortz, Ryan Budish, Chris Bavitz, Sam Gershman, David O'Brien, <text:tab/>Stuart Schieber, James Waldo, David Weinberger, and Alexandra Wood. "Accountability <text:tab/>of AI under the law: The role of explanation." arXiv preprint arXiv:1711.01134 (2017).</text:p>
      <text:p text:style-name="P14">Kilbertus, Niki, Adrià Gascón, Matt J. Kusner, Michael Veale, Krishna P. Gummadi, and Adrian <text:tab/>Weller. "Blind justice: Fairness with encrypted sensitive attributes." arXiv preprint <text:tab/>arXiv:1806.03281 (2018).</text:p>
      <text:p text:style-name="P13">Sinha, Rashmi, and Kirsten Swearingen. "The role of transparency in recommender systems." In <text:tab/>CHI'02 extended abstracts on Human factors in computing systems, pp. 830-831. ACM, <text:tab/>2002.</text:p>
      <text:p text:style-name="P14">Technology Policy Institute. (2016, September 13). Artificial Intelligence: The Economic and <text:tab/>Policy Implications - Keynote by Susan Athey. YouTube. <text:tab/>https://www.youtube.com/watch?v=_gn7rdaYkYc</text:p>
      <text:h text:style-name="P5" text:outline-level="1" text:is-list-header="true"><text:bookmark-start text:name="__RefHeading___Toc1868_147891359"/>Appendix<text:bookmark-end text:name="__RefHeading___Toc1868_147891359"/></text:h>
      <text:p text:style-name="P15">Response from ChatGPT:</text:p>
      <text:p text:style-name="P15">These are really important and complex questions that touch on technology, ethics, and law. Let's break them down one by one:</text:p>
      <text:p text:style-name="P15">1. Should autonomous systems be regulated by governments?</text:p>
      <text:p text:style-name="P15"><text:soft-page-break/>Yes, autonomous systems should be regulated by governments. Regulation is necessary to ensure that these systems are used safely, ethically, and transparently. Without regulation, there are risks of harm to individuals, society, and the environment. Governments can help set standards for development, testing, and deployment, and provide oversight to ensure that autonomous systems comply with legal and ethical norms. Regulation also plays a crucial role in addressing concerns like privacy, data security, safety, and discrimination that might arise from AI-powered systems.</text:p>
      <text:p text:style-name="P15">However, the challenge lies in balancing innovation with the need for regulation, as overly stringent rules could stifle technological advancement.</text:p>
      <text:p text:style-name="P15">3. How do you ensure the fairness, accountability, and transparency of AI decisions?</text:p>
      <text:p text:style-name="P15">Ensuring fairness, accountability, and transparency in AI decisions requires a multi-pronged approach:</text:p>
      <text:p text:style-name="P15"><text:s text:c="4"/>• Fairness: This involves addressing biases in the data and algorithms used to train AI systems. Regular audits, diverse datasets, and designing algorithms that minimize biases can help create fairer outcomes. Fairness also involves considering how AI decisions affect different demographic groups and ensuring that no group is unfairly disadvantaged.</text:p>
      <text:p text:style-name="P15"><text:s text:c="4"/>• Accountability: Developers and organizations using autonomous systems should have clear accountability mechanisms in place. This means establishing legal and ethical responsibilities for the system’s performance and outcomes. It also involves having a clear chain of command for decision-making and actions taken by autonomous systems.</text:p>
      <text:p text:style-name="P15"><text:s text:c="4"/>• Transparency: Transparency involves making the decision-making processes of autonomous systems clear to the public, stakeholders, and users. This can be done through explainable AI <text:soft-page-break/>(XAI), which ensures that decisions made by AI can be traced and understood by humans. It also means being open about how the system was trained and what data was used, ensuring that users know how the AI works and how its outcomes are determined.</text:p>
      <text:p text:style-name="P15">4. Who is responsible for the decision of an autonomous system?</text:p>
      <text:p text:style-name="P15">The responsibility for the decisions of an autonomous system is a grey area. Several parties could be held accountable:</text:p>
      <text:p text:style-name="P15"><text:s text:c="4"/>• Manufacturers and Developers: They could be held responsible if the system is faulty, has been poorly designed, or hasn’t been adequately tested. They are also responsible for ensuring that systems are safe and secure.</text:p>
      <text:p text:style-name="P15"><text:s text:c="4"/>• Operators: In some cases, those who deploy and operate the autonomous systems may be responsible, especially if they fail to follow proper procedures or mismanage the system.</text:p>
      <text:p text:style-name="P15"><text:s text:c="4"/>• Governments: In the event of harm or societal disruption, governments may need to step in to ensure that appropriate regulations were followed, and laws were enforced.</text:p>
      <text:p text:style-name="P15"><text:s text:c="4"/>• The Autonomous System: This is a tricky question, and in most legal systems, machines themselves are not held accountable in the way humans are. However, some suggest that there may need to be new frameworks where autonomous systems are treated differently in terms of accountability, particularly for issues like data processing and decision-making.</text:p>
      <text:p text:style-name="P15">In conclusion, the legal and ethical landscape for autonomous systems is still evolving. It will require collaboration between governments, developers, and society to ensure that AI benefits everyone and is used responsibly.</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Regulating Autonomous Systems<text:tab/><text:tab/><text:page-number text:select-page="current">9</text:page-number></text:p>
      </style:head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0T13:27:06.147924000</meta:creation-date>
    <dc:date>2025-03-23T19:01:54.712774000</dc:date>
    <meta:editing-duration>PT11H47M46S</meta:editing-duration>
    <meta:editing-cycles>374</meta:editing-cycles>
    <meta:generator>LibreOffice/25.2.0.3$MacOSX_AARCH64 LibreOffice_project/e1cf4a87eb02d755bce1a01209907ea5ddc8f069</meta:generator>
    <meta:print-date>2025-03-23T19:01:37.948052000</meta:print-date>
    <meta:printed-by>PDF files</meta:printed-by>
    <meta:document-statistic meta:table-count="0" meta:image-count="0" meta:object-count="0" meta:page-count="9" meta:paragraph-count="55" meta:word-count="1975" meta:character-count="13253" meta:non-whitespace-character-count="11281"/>
  </office:meta>
</office:document-meta>
</file>